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fo:break-before="auto" fo:break-after="auto" style:writing-mode="lr-tb"/>
    </style:style>
    <style:style style:name="P2" style:family="paragraph" style:parent-style-name="Standard">
      <style:paragraph-properties fo:margin-top="0cm" fo:margin-bottom="0cm" loext:contextual-spacing="false" fo:line-height="100%" fo:text-align="justify" style:justify-single-word="false" fo:break-before="auto" fo:break-after="auto" style:writing-mode="lr-tb"/>
    </style:style>
    <style:style style:name="P3" style:family="paragraph" style:parent-style-name="Standard">
      <style:paragraph-properties fo:margin-top="0cm" fo:margin-bottom="0cm" loext:contextual-spacing="false" fo:line-height="10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4" style:family="paragraph" style:parent-style-name="Standard">
      <style:paragraph-properties fo:margin-top="0cm" fo:margin-bottom="0cm" loext:contextual-spacing="false" fo:line-height="100%" fo:text-align="center" style:justify-single-word="false" fo:break-before="auto" fo:break-after="auto" fo:keep-with-next="always" style:writing-mode="lr-tb"/>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cm" loext:contextual-spacing="false" fo:line-height="100%" fo:text-align="justify" style:justify-single-word="false" fo:text-indent="1.249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1.249cm" style:auto-text-indent="false" fo:break-before="auto" fo:break-after="auto" style:writing-mode="lr-tb"/>
    </style:style>
    <style:style style:name="P9" style:family="paragraph" style:parent-style-name="Standard">
      <style:paragraph-properties fo:margin-left="0cm" fo:margin-right="0cm" fo:margin-top="0cm" fo:margin-bottom="0cm" loext:contextual-spacing="false" fo:line-height="100%" fo:text-align="justify" style:justify-single-word="false" fo:text-indent="1.249cm" style:auto-text-indent="false" fo:break-before="page" style:writing-mode="lr-tb"/>
    </style:style>
    <style:style style:name="P10" style:family="paragraph" style:parent-style-name="Standard">
      <style:paragraph-properties fo:margin-left="0cm" fo:margin-right="0cm" fo:line-height="150%" fo:text-align="justify" style:justify-single-word="false" fo:text-indent="1.249cm" style:auto-text-indent="false" fo:break-before="auto" fo:break-after="auto" style:writing-mode="lr-tb"/>
    </style:style>
    <style:style style:name="P11" style:family="paragraph" style:parent-style-name="Standard">
      <style:paragraph-properties fo:line-height="115%" fo:break-before="auto" fo:break-after="auto" style:writing-mode="lr-tb"/>
    </style:style>
    <style:style style:name="P12" style:family="paragraph" style:parent-style-name="Standard">
      <style:paragraph-properties fo:margin-left="0cm" fo:margin-right="0cm" fo:line-height="150%" fo:text-align="justify" style:justify-single-word="false" fo:text-indent="1.235cm" style:auto-text-indent="false" fo:break-before="auto" fo:break-after="auto" style:writing-mode="lr-tb"/>
    </style:style>
    <style:style style:name="P13" style:family="paragraph" style:parent-style-name="Standard" style:master-page-name="Standard">
      <style:paragraph-properties fo:margin-top="0cm" fo:margin-bottom="0cm" loext:contextual-spacing="false" fo:line-height="100%" fo:text-align="center" style:justify-single-word="false" style:page-number="auto" fo:break-before="auto" fo:break-after="auto" style:writing-mode="lr-tb"/>
    </style:style>
    <style:style style:name="P14" style:family="paragraph" style:parent-style-name="Standard">
      <style:paragraph-properties fo:margin-top="0cm" fo:margin-bottom="0cm" loext:contextual-spacing="false" fo:line-height="100%" fo:text-align="center" style:justify-single-word="false"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00%" fo:text-align="justify" style:justify-single-word="false"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6" style:family="paragraph">
      <style:paragraph-properties fo:margin-left="0cm" fo:margin-right="0cm" fo:margin-top="0cm" fo:margin-bottom="0cm" fo:line-height="100%" fo:text-align="start" fo:text-indent="0cm" style:writing-mode="lr-tb"/>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5" style:family="text">
      <style:text-properties fo:color="#1155cc"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6"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ffice:annotation><dc:date>0000-00-00T00:00:00</dc:date><text:p text:style-name="P16"><text:span text:style-name="T6">W całym tekście i archiwum namierzyłem tylko dwie grafiki. Mam nadzieję, że te braki są związane z burzliwą otoczką wokół tego artykułu i nie długo pojawi się ich więcej.</text:span></text:p></office:annotation><office:annotation><dc:date>0000-00-00T00:00:00</dc:date><text:p text:style-name="P16"><text:span text:style-name="T6">Nie planowałem więcej grafik. Licząc wszystkie kłótnie, sądziłęm nad kucykową wersją artykułu więcej czasu niż na naukową i nie mam już więcej siły.</text:span></text:p></office:annotation><office:annotation><dc:date>0000-00-00T00:00:00</dc:date><text:p text:style-name="P16"><text:span text:style-name="T6">Tylko przy aktualnym układzie nie mam jak tego złożyć. Zanim dojadę to bedziesz miał jeszcze kilka dni, a więc proszę cię o wyszukanie czegoś, tym bardziej że nie mam nawet czego umieścić w banerze.</text:span></text:p></office:annotation><text:span text:style-name="T1">Tekst i ilustracja:</text:span></text:p>
      <text:p text:style-name="P14">SPIDIvonMARDER</text:p>
      <text:p text:style-name="P1"/>
      <text:p text:style-name="P4"><text:span text:style-name="T2">Lunarny kalendarz Słowian</text:span></text:p>
      <text:p text:style-name="P1"><text:span text:style-name="T1">Czyli czemu rok miał 13 miesięcy?</text:span></text:p>
      <text:p text:style-name="P2"/>
      <text:p text:style-name="P2"><text:span text:style-name="T1">Zachwytu nad księżniczką Luną, jej pracą i ogólną koncepcją postaci można dopatrywać się w całym szeregu cech, które reprezentuje. Ale czy kiedykolwiek zastanawialiście, że może to mieć dużo starsze podłoże, niż tylko serial? Może po prostu człowiek ma wpisane do swego bazowego światopoglądu, że księżyc i noc to coś cudownego i należy im się uwaga? Cóż, na to pytanie Wam dziś nie odpowiem, ale spróbuję pokazać pewne zagadnienie, które ma z tym wiele wspólnego. </text:span></text:p>
      <text:p text:style-name="P5"/>
      <text:p text:style-name="P6"><office:annotation><dc:date>0000-00-00T00:00:00</dc:date><text:p text:style-name="P16"><text:span text:style-name="T6">Tak naprawdę kalendarz księżycowy nie wymyślili sobie Słowianie, a</text:span></text:p><text:p text:style-name="P16"><text:span text:style-name="T6">Rzymianie, którzy już wcześniej się takowym posługiwali, najpierw 10-miesięcznym, a potem 12-miesięcznym z 355 dniami w roku</text:span></text:p></office:annotation><text:span text:style-name="T1">Nasi słowiańscy przodkowie również kochali się w księżycu i to do tego stopnia, że na jego podstawie utworzyli kalendarz, którego relikty obowiązują do dzisiaj. </text:span></text:p>
      <text:p text:style-name="P3"/>
      <text:p text:style-name="P15">*</text:p>
      <text:p text:style-name="P3"/>
      <text:p text:style-name="P2"><text:span text:style-name="T1">Motyw księżyca i sam księżyc były dla dawnych Słowian bardzo ważne, o czym świadczy mnoga ilość powiązanych z nim zabytków. Przykładowo, warto wspomnieć o zausznicach z wisiorkiem kukurydzianym z połowy X wieku, przypominających lunule i o lunulach samych w sobie. Lunula to, ogólnie rzecz biorąc, zawieszka, kolczyk lub naszyjnik w kształcie półksiężyca, bardzo popularna </text:span><office:annotation><dc:date>0000-00-00T00:00:00</dc:date><text:p text:style-name="P16"><text:span text:style-name="T6">Nie jestem pewien, ale przekopałem artykuły rosyjskie, ukraińskie i bułgarskie i hasło "lunula" odnosi się albo do znalezisk na terenie Brytanii, albo do cechy anatomicznej paznokcia, więc odnoszenie tego do "stepów wschodniej Europy" jest nietrafione.</text:span></text:p></office:annotation><text:span text:style-name="T1">na stepach wschodniej Europy. Sądzę, że to ulubiona biżuteria naszej księżniczki. Z lunul można przytoczyć srebrną i pokrytą granulacją zawieszkę z Ciechanowa z lat siedemdziesiątych X wieku.</text:span></text:p>
      <text:p text:style-name="P3"/>
      <text:p text:style-name="P2"><text:a xlink:type="simple" xlink:href="http://fc08.deviantart.net/fs70/i/2014/250/b/9/spoke_well_by_eljonek-d7ya1ww.png" text:style-name="Internet_20_link" text:visited-style-name="Visited_20_Internet_20_Link"><text:span text:style-name="T5">Obrazek</text:span></text:a></text:p>
      <text:p text:style-name="P2"><text:span text:style-name="T3">Stereotypowa Słowianka. Za: </text:span><text:a xlink:type="simple" xlink:href="http://www.eljonek.deviantart.com/" text:style-name="Internet_20_link" text:visited-style-name="Visited_20_Internet_20_Link">eljonek</text:a><text:a xlink:type="simple" xlink:href="http://www.eljonek.deviantart.com/" text:style-name="Internet_20_link" text:visited-style-name="Visited_20_Internet_20_Link">.</text:a><text:a xlink:type="simple" xlink:href="http://www.eljonek.deviantart.com/" text:style-name="Internet_20_link" text:visited-style-name="Visited_20_Internet_20_Link">deviantart</text:a><text:a xlink:type="simple" xlink:href="http://www.eljonek.deviantart.com/" text:style-name="Internet_20_link" text:visited-style-name="Visited_20_Internet_20_Link">.</text:a><text:a xlink:type="simple" xlink:href="http://www.eljonek.deviantart.com/" text:style-name="Internet_20_link" text:visited-style-name="Visited_20_Internet_20_Link">com</text:a></text:p>
      <text:p text:style-name="P3"/>
      <text:p text:style-name="P2"><text:span text:style-name="T1">Innym niegdyś popularnym argumentem na istotną rolę symboliki lunarnej był </text:span><office:annotation><dc:date>0000-00-00T00:00:00</dc:date><text:p text:style-name="P16"><text:span text:style-name="T6">Rogi nie były w słowiańskiej tradycjii i mitologii związane z księżycem, a symbolizowały promienie słoneczne, ew. płodność. Patrz samice jelenia lub łosia z rogami.</text:span></text:p></office:annotation><text:span text:style-name="T1">róg, który, przypominając nów księżyca, miał pojawiać się w szerokiej symbolice słowiańskiej. Jednakże róg, oprócz skojarzeń z księżycem, ma też szereg innych interpretacji, które wydają się być bardziej prawdopodobne, jak deszcz, zapłodnienie, pierwotne przebicie i przede wszystkim najbardziej rozpoznawalne – obfitość. Nie należy jednak tego bezwzględnie odrzucać, gdyż symbol z samej swojej definicji jest wieloznaczny i warto o lunarnym skojarzeniu pamiętać chociażby jako o fakcie pomocniczym.</text:span></text:p>
      <text:p text:style-name="P3"/>
      <text:p text:style-name="P2"><text:span text:style-name="T1">Nie powinno się zapominać o całej demonologii i bestiariuszu słowiańskim opisywanym przez Aleksandra Gieysztora. Gros wymienionych tam istot działa w okresie nocy, co wiąże się z oczywistym postrzeganiem pory braku słońca jako niebezpiecznej i nieprzyjaznej człowiekowi. Jednak w innych mitologiach nie brakuje też paranormalnych istot dziennych. Natomiast u Słowian daje się zauważyć przewagę nocnych niebezpieczeństw. Każdy, kto grał w </text:span><text:span text:style-name="T3">“</text:span><text:span text:style-name="T1">Wiedźmina</text:span><text:span text:style-name="T3">”</text:span><text:span text:style-name="T1">, ten doskonale wie, o czym mówię. Wszystkie Północnice, Zjadarki, Utopce... masa wszelkiego świństwa, które przeszkadzało w normalnej eksploracji ograniczonego świata jedynki. Innym przykładem jest ogólne przypisywanie nocy różnych okropności</text:span><text:span text:style-name="T3">;</text:span><text:span text:style-name="T1"> to wtedy pojawiały się demony, a w czasach chrześcijańskich Szatan zyskiwał na mocy. Wynika to z prostego faktu, że </text:span><text:span text:style-name="T3">drapieżniki</text:span><text:span text:style-name="T1"> w nocy</text:span><text:span text:style-name="T3"> </text:span><text:span text:style-name="T1">są bardziej aktywne, a główny zmysł człowieka – wzrok – tracił swoją przewagę. Zatem człowiek był bardziej bezradny i narażony na realne niebezpieczeństwo ataku zwierzęcia lub innego człowieka.</text:span></text:p>
      <text:p text:style-name="P2"/>
      <text:p text:style-name="P2"><text:soft-page-break/><text:span text:style-name="T1">To dobry materiał na małą dygresję. </text:span><office:annotation><dc:date>0000-00-00T00:00:00</dc:date><text:p text:style-name="P16"><text:span text:style-name="T6">Śmiem się nie zgodzić, według słowiańskiej mitologii to Słońce było dobre, przemieszczało się z lewej na prawą stronę, zaś księżyc był przeciwny słońcu i przemieszczał się w drugą stronę, czyli tak jak kreśli się kręgi w czarnej magii. Blask książyca był uznawany za niebezpieczny, zwłaszcza dla kobiet w ciąży i noworodków. Białorusini wierzą, że jeśli dziecko zachoruje to oznacza to, że <text:s/>"świecił na nie księżyc".</text:span></text:p></office:annotation><text:span text:style-name="T1">Luna jest dobra, ale rządzi okrutnym i groźnym dominium. Ten paradoks został ciekawie, choć delikatnie uchwycony w serialu, kiedy księżniczka skarży się na samotność. Zauważył </text:span><office:annotation><dc:date>0000-00-00T00:00:00</dc:date><text:p text:style-name="P16"><text:span text:style-name="T6">to też</text:span></text:p></office:annotation><office:annotation><dc:date>0000-00-00T00:00:00</dc:date><text:p text:style-name="P16"><text:span text:style-name="T6">bez różnicy</text:span></text:p></office:annotation><text:span text:style-name="T1">też to fandom i dał księżniczce piękną misję przekonania kucyków, że noc te</text:span><text:span text:style-name="T3">ż</text:span><text:span text:style-name="T1"> potrafi być piękna. Szukajcie tego motywu od piosenki </text:span><text:span text:style-name="T4">Moonrise</text:span><text:span text:style-name="T1">, aż po </text:span><text:span text:style-name="T4">Snowdrop</text:span><text:span text:style-name="T1">.</text:span></text:p>
      <text:p text:style-name="P2"/>
      <text:p text:style-name="P2"><text:span text:style-name="T1">Wróćmy do tematu...</text:span></text:p>
      <text:p text:style-name="P2"/>
      <text:p text:style-name="P2"><text:span text:style-name="T1">Nie bez powodu jeszcze </text:span><office:annotation><dc:date>0000-00-00T00:00:00</dc:date><text:p text:style-name="P16"><text:span text:style-name="T6">Niestety, ale tu się mylisz, słowo "miesiąc", będące synonimem księżyca funkcjonuje w językach rosyjskim, ukraińskim, słowackim czy czeskim, żeby nie szukać daleko.</text:span></text:p></office:annotation><text:span text:style-name="T1">niedawno słowem „miesiąc” określano nie tylko okres czasu, ale i ciało niebieskie. Tak bliska korelacja jest interpretowana jako dowód na wybitną rolę księżyca w życiu dawnych Słowian. Warto też zwrócić uwagę, że mnogie tradycyjne </text:span><office:annotation><dc:date>0000-00-00T00:00:00</dc:date><text:p text:style-name="P16"><text:span text:style-name="T6">Po pierwsze "Noc Świętojańska" to określenie dla Kupały albo Iwanowego Dnia. Poza tym wszystko co wymieniłeś nie wiąże się z nocą jako taką, a ze Słońcem, które w wierzeniach Słowian wraz z rokiem starzało się jak człowiek.</text:span></text:p></office:annotation><text:span text:style-name="T1">święta ludowe to Noc Świętojańska czy różne równonoce. Co więcej, nawet </text:span><office:annotation><dc:date>0000-00-00T00:00:00</dc:date><text:p text:style-name="P16"><text:span text:style-name="T6">Ale chyba nie masz tu na myśli Słowian, bo KRK zaadaptował wyliczanie Wielkanocy nie od Słowian, a z kalendarza hebrajskiego, będącego lunarno-solarnym kalendarzem.</text:span></text:p></office:annotation><text:span text:style-name="T1">chrześcijaństwo, opierające się na solarnym kalendarzu, zaadoptowało księżycowe liczenie przy niektórych świętach ruchomych jak Wielkanoc.</text:span></text:p>
      <text:p text:style-name="P3"/>
      <text:p text:style-name="P2"><text:span text:style-name="T1">W związku z tym nie powinno dziwić pierwotne opieranie rachuby kalendarzowej na cyklu lunarnym zamiast solarnego. </text:span><office:annotation><dc:date>0000-00-00T00:00:00</dc:date><text:p text:style-name="P16"><text:span text:style-name="T6">Co za bzdura, w języku Słowian były następujące nazwy miesięcy:</text:span></text:p><text:p text:style-name="P16"><text:span text:style-name="T6">Prosinec - bo robi się coraz jaśniej</text:span></text:p><text:p text:style-name="P16"><text:span text:style-name="T6">Seczeń - wyręby lasu</text:span></text:p><text:p text:style-name="P16"><text:span text:style-name="T6">Suchyj - "bezwodny" miesiąc</text:span></text:p><text:p text:style-name="P16"><text:span text:style-name="T6">Berezeń/Berezozoł - kwitną brzozy</text:span></text:p><text:p text:style-name="P16"><text:span text:style-name="T6">Trawnyj - kwitną rośliny zielne</text:span></text:p><text:p text:style-name="P16"><text:span text:style-name="T6">Izok - pojawiają się koniki polne</text:span></text:p><text:p text:style-name="P16"><text:span text:style-name="T6">Czerwen - pojawiają się czerwie</text:span></text:p><text:p text:style-name="P16"><text:span text:style-name="T6">Zarew - od łuny na niebie</text:span></text:p><text:p text:style-name="P16"><text:span text:style-name="T6">Rewun - od jesiennych porywów wiatru</text:span></text:p><text:p text:style-name="P16"><text:span text:style-name="T6">Listopad - jak sama nazwa wskazuje od opadających liści</text:span></text:p><text:p text:style-name="P16"><text:span text:style-name="T6">Gruden - od zmarzniętych grud ziemi</text:span></text:p><text:p text:style-name="P16"><text:span text:style-name="T6">Studenyj - od ziąbu i mrozów</text:span></text:p></office:annotation><text:span text:style-name="T1">Uważa się, że dawne, tradycyjne nazewnictwo miesięcy jest powiązane z księżycem, a dopiero potem zastąpiono je związanymi z cyklem solarnym. Co więcej, te nowe nazwy przypisuje się warstwie wykształconej społeczeństwa, a nie ludowej większości.</text:span></text:p>
      <text:p text:style-name="P3"/>
      <text:p text:style-name="P2"><office:annotation><dc:date>0000-00-00T00:00:00</dc:date><text:p text:style-name="P16"><text:span text:style-name="T6">Jest tu pewna nieścisłość, gdyż w średniowieczu kalendarzem był almanach, który opierał się na obserwacji ruchu ciał niebieskich, nie tylko księżyca.</text:span></text:p></office:annotation><text:span text:style-name="T1">O ile współcześnie nieduże okresy czasów odmierza się ilością dni, to jeszcze w średniowieczu liczono noce. Dobrym przykładem są różne cytaty kazusów prawnych z XIII wieku, gdzie terminem np. uiszczenia grzywny lub odszkodowania jest jakaś ilość nocy, a nie dni. </text:span></text:p>
      <text:p text:style-name="P3"/>
      <text:p text:style-name="P2"><text:span text:style-name="T1">Badając dzieje dawnych Słowian, zwraca się uwagę na pewną rozbieżność w ilości miesięcy w poszczególnych źródłach. Zamiast dwunastu, nierzadko spotyka się z liczbą trzynastu. Inna bywa też ilość dni, szczególnie, że rok jako tako jest zbliżony do miary współczesnej i zawiera 360-365 dni.</text:span></text:p>
      <text:p text:style-name="P5"/>
      <text:p text:style-name="P6"><text:span text:style-name="T1">Słowianie niekiedy dzielili rok na trzynaście miesięcy, a te z kolei na trzy tygodnie. Jednym z wariantów ich kalendarza był dziewięciodniowy tydzień, inny od mezopotamskiego siedmiodniowego tygodnia.</text:span></text:p>
      <text:p text:style-name="P7"/>
      <text:p text:style-name="P6"><text:span text:style-name="T1">Wynikało to właśnie z oparcia liczenia upływającego czasu na cyklach księżyca zamiast słońca. </text:span></text:p>
      <text:p text:style-name="P5"/>
      <text:p text:style-name="P6"><text:a xlink:type="simple" xlink:href="http://upload.wikimedia.org/wikipedia/commons/thumb/b/b7/Mond_Phasen.svg/800px-Mond_Phasen.svg.png" text:style-name="Internet_20_link" text:visited-style-name="Visited_20_Internet_20_Link"><text:span text:style-name="T5">Obrazek</text:span></text:a></text:p>
      <text:p text:style-name="P6"><text:span text:style-name="T3">Fazy księżyca widoczne z północnej półkuli. Za: Wikipedia.</text:span></text:p>
      <text:p text:style-name="P5"/>
      <text:p text:style-name="P6"><text:span text:style-name="T1">Wyróżniano różną ilość faz księżyca. Podstawowym i najprostszym podziałem jest na pełni</text:span><text:span text:style-name="T3">ę</text:span><text:span text:style-name="T1"> i nów. Tutaj warto pamiętać, że nowiem czasem określa się też cienki sierp księżyca. Ten nieskomplikowany układ jest uważany za najstarszy i najszerzej rozpowszechniony wśród ludu. Zatem dostrzegano księżyc starzejący się lub młody. Młodym określano zyskujący na wielkości, a po pełni, kiedy go ubywało, starzał si</text:span><text:span text:style-name="T3">ę</text:span><text:span text:style-name="T1">. Owy system stosowali także Germanie</text:span><text:span text:style-name="T3">, którzy</text:span><text:span text:style-name="T1"> mierzyli czas od pełni do pełni. Innym popularnym systemem był trójpodział, czyli księżyc przybywający, pełnię i starzejący się. Słowianie stosowali go rzadziej, jednak wraz z czasem stał się o tyle istotny, że 3 różne fazy księżyca (trzy tygodnie) razy 9 dni dawało </text:span><office:annotation><dc:date>0000-00-00T00:00:00</dc:date><text:p text:style-name="P16"><text:span text:style-name="T6">Słowiański miesiąc ma 40 lub 41 dni i mieści się w kalendarzu gregoriańskim, a nawet posiadał 13. miesiąc gdyż słowiańska doba ma 16 godzin.</text:span></text:p></office:annotation><text:span text:style-name="T1">27, a więc miesiąc.</text:span></text:p>
      <text:p text:style-name="P5"><text:soft-page-break/></text:p>
      <text:p text:style-name="P6"><text:span text:style-name="T1">Czwórpodział, od którego wywodzą się nasze kwadry również był znany Słowianom, choć to liczba 3 (i trójpodział) zyskała większe znaczenie magiczne, o czym za chwilę.</text:span></text:p>
      <text:p text:style-name="P5"/>
      <text:p text:style-name="P6"><text:span text:style-name="T1">Chodzi dokładnie o pomnożenie 3 razy 3, co daje 9. W kalendarzu słowiańskim ta liczba miała szczególne znaczenie, gdyż oznaczała liczbę dni tygodnia i jest </text:span><office:annotation><dc:date>0000-00-00T00:00:00</dc:date><text:p text:style-name="P16"><text:span text:style-name="T6">Z tego co wiem liczba 9 była związana z Gwiazdą Inglii, tzw. obrzeźnikiem, którego 9 ramion symbolizowało 9 bóstw - Chorsa, Oreja, Peruna, Waruna, Indra, Striboga, Swaroga, Mercana i Jaryłę. Do tęgo Krąg Żywiołów liczbę 9 wiąże z Bogiem, a liczba 8 związana jest z księżycem.</text:span></text:p></office:annotation><text:span text:style-name="T1">szeroko wiązana z księżycem. Trzy dziewięciodniowe tygodnie to jeden miesiąc księżycowy liczący 27 dni, a to równocześnie okres widoczności księżyca na niebie. Dwanaście takich miesięcy daje zaledwie 324 dni, czyli o wiele za mało jak na jeden rok. Dlatego Słowianie dodawali trzynasty </text:span><text:span text:style-name="T3">miesiąc</text:span><text:span text:style-name="T1">, zwany grudniem. Bywało też, że dodatkowy miesiąc rozpoczynał się </text:span><office:annotation><dc:date>0000-00-00T00:00:00</dc:date><text:p text:style-name="P16"><text:span text:style-name="T6">13. miesiąc albo czarny miesiąc czy <text:s/>też księżycowy miesiąc miał określone miejsce w roku, zaczynał się 25 grudnia i trwał do 6 stycznia, przy czym czystym był okres od 25 grudnia do 1 stycznia, zaś nieczystym od 1 stycznia do 6 stycznia. W nieczystym okresie zabronione było wychodzenie z domu, gdyż można było ściągnąć na siebie nieszczęście lub klątwę.</text:span></text:p></office:annotation><text:span text:style-name="T1">po grudniu lub po marcu. Ten system był używany aż do XX wieku!</text:span></text:p>
      <text:p text:style-name="P5"/>
      <text:p text:style-name="P6"><text:span text:style-name="T1">Dodawanie miesiąca przyczyniało się do rośnięcia rozbieżności między rachubą tradycyjną, nazwijmy ją wiejską, a oficjalną, obowiązującą na przykład w miastach i kręgach państwowych, zwaną „uczoną”. Szczególnie, że trzynasty miesiąc mógł występować niekoniecznie co roku, ale i co dwa lata lub co trzy. W efekcie bywało, że na wsi obowiązywał zupełnie inny miesiąc niż w mieście. Ostatecznie zwyciężyła rachuba solarna, co można zaobserwować po naszym kalendarzu.</text:span></text:p>
      <text:p text:style-name="P5"/>
      <text:p text:style-name="P11">Był to wynik obowiązywania dwóch różnych kalendarzy. Kalendarz solarny, szczególnie po zaaplikowaniu poprawek w postaci roku przestępnego, był bardzo precyzyjny. Zresztą, dlatego jest używany do dzisiaj. Natomiast obserwacja księżyca nie należała już do tak dokładnych, zatem w perspektywie długiego okresu czasu jak kilka lat wiązała się z poważnymi błędami. Nadawała się przede wszystkim do krótkoterminowego planowania, dlatego używali jej pra-Celtowie, których kultura nie potrzebowała dokładnej, długoczasowej rachuby i skupiała się na teraźniejszości (i<office:annotation><dc:date>0000-00-00T00:00:00</dc:date><text:p text:style-name="P16"><text:span text:style-name="T6">Mógłbyś jakoś ładnie wkomponować ten przypis w tekst, bo my nie jesteśmy publikacją naukową która ma ładnie wkomponowany w skład taki zabieg.</text:span></text:p></office:annotation><office:annotation><dc:date>0000-00-00T00:00:00</dc:date><text:p text:style-name="P16"><text:span text:style-name="T6">Zrobione</text:span></text:p></office:annotation><office:annotation><dc:date>0000-00-00T00:00:00</dc:date><text:p text:style-name="P16"><text:span text:style-name="T6">Dzięki :)</text:span></text:p></office:annotation>nformacja z wykładu prof. Henryka Machajewskiego). Społeczeństwa wiejskie również mogły ograniczyć się do rachuby krótkoterminowej, dlatego system lunarny był dla nich bardzo atrakcyjny. Wydaje się, że liczenie częstych wschodów słońca mogło być zbyt mało praktyczne w porównaniu z dłuższymi cyklami księżycowymi. Co z tego wynika? <office:annotation><dc:date>0000-00-00T00:00:00</dc:date><text:p text:style-name="P16"><text:span text:style-name="T6">Tak, jasne, przedkładali Księżyc nad Słońce, zwłaszcza gdy wiązali Księżyc ze światem zmarłych, ze śmiercią i było przeciwstawione Słońcu. Patrz bogini zimy i śmierci Morana (symbol czarny księżyc) - bogini-rodzicielka Bereginia, która podróżuje w towarzystwie słonecznych jeźdźców.</text:span></text:p></office:annotation>Nasi przodkowie przekładali Lunę nad Celestię (żart).</text:p>
      <text:p text:style-name="P5"/>
      <text:p text:style-name="P6"><text:span text:style-name="T1">Okres, aby księżyc pojawił się na tym samym południku liczy sobie 27 dni, 7 godzin, 43 minuty i 4,7 sekundy. To miesiąc syderyczny. Natomiast jeśli weźmie się pod uwagę ruch </text:span><text:span text:style-name="T3">Z</text:span><text:span text:style-name="T1">iemi, która w tym czasie przesunęła się po ekliptyce o 27°, to wtedy potrzeba więcej czasu, a więc 29 dni, 12 godzin, 44 minuty i 2,8 sekundy. To z kolei miesiąc synodyczny. Innymi słowy, aby zaobserwować z tego samego punktu na </text:span><text:span text:style-name="T3">Z</text:span><text:span text:style-name="T1">iemi tę samą fazę księżyca, np. pełnię, potrzeba ponad 29 dni. Astronomiczny rok księżycowy jest krótszy i ma tylko 354 dni, 8 godzin, 48 minut i 36 sekund. Przypomnijmy, ze rok słoneczny, który liczymy aktualnie, ma ponad 365 dni!</text:span></text:p>
      <text:p text:style-name="P7"/>
      <text:p text:style-name="P6"><text:span text:style-name="T1">Tłumaczy to różnice między solarnym cyklem, a mogącym być różnie liczonym rokiem księżycowym. Niektóre społeczeństwa zaokrąglały miesiąc syderyczny do 28 dni. Pomnożony przez trzynaście miesięcy daje 365 dni, a więc tyle, ile powinien. Jednakże kłopoty z kalendarzem lunarnym były odczuwalne już w czasach jego obowiązywania, o czym świadczą liczne opowiadania ludowe, które próbowały to tłumaczyć. Prawiły o tym, że było trzynastu braci, z czego jeden został zamordowany. Gdzieniegdzie trzynasty miesiąc ukradł chciwy szlachcic i tak dalej.</text:span></text:p>
      <text:p text:style-name="P5"/>
      <text:p text:style-name="P6"><text:soft-page-break/><text:span text:style-name="T1">Tydzień liczący 9 dni z czasem przestał obowiązywać i sama liczba stała się liczbą magiczną. Ilość ludowych tradycji i zaklęć jest ogromna, warto wspomnieć chociażby o litewskich ucztach i świętach z XVII wieku, gdzie gospodarz brał po 27 porcji z każdego rodzaju zboża, pito wino w systemie trzy razy dziewięć i tak dalej. Łużyczanie podczas nocy św. Jana kąpali się w wodzie z dziewięcioma ziołami, Zagórzanie odkryli sposób na wykrycie wąpierza (upira, strzygonia, dziś zwanego wampirem). Dziewczyna podejrzewająca swego męża o wampiryzm powinna go skłonić do marszu przed sobą w każdą pełnię księżyca. Jeżeli będzie wstępowała w ślady jego stóp i po dziewiątym kroku on nie zwróci na to uwagi, to znaczy, że jest normalnym człowiekiem (nie spyta „co ona wyprawia, na słodką Celestię?!”). Swoją drogą, strzygonie to jeden ze wspomnianych przez Gieysztora duchów związanych z księżycem.</text:span></text:p>
      <text:p text:style-name="P5"/>
      <text:p text:style-name="P6"><text:a xlink:type="simple" xlink:href="http://sta.sh/0xnnbkuulmd" text:style-name="Internet_20_link" text:visited-style-name="Visited_20_Internet_20_Link">Obrazek</text:a><text:a xlink:type="simple" xlink:href="http://sta.sh/0xnnbkuulmd" text:style-name="Internet_20_link" text:visited-style-name="Visited_20_Internet_20_Link"> </text:a><text:a xlink:type="simple" xlink:href="http://sta.sh/0xnnbkuulmd" text:style-name="Internet_20_link" text:visited-style-name="Visited_20_Internet_20_Link">kolejny</text:a></text:p>
      <text:p text:style-name="P6"><text:span text:style-name="T3">Nie każdy wie, ale uważa się, że wampiry to kolejny wynalazek słowiańskiej mitologii. Miały wiele imion. Za: rysunek autorski.</text:span></text:p>
      <text:p text:style-name="P5"/>
      <text:p text:style-name="P6"><text:span text:style-name="T1">Kolejną pozostałością po dziewięciodniowym tygodniu jest łacińskie określenie tej liczby, czyli „novem”, sugerujące coś nowego, być może nowy system liczenia, a więc może nowy tydzień?</text:span></text:p>
      <text:p text:style-name="P7"/>
      <text:p text:style-name="P6"><office:annotation><dc:date>0000-00-00T00:00:00</dc:date><text:p text:style-name="P16"><text:span text:style-name="T6">Kalendarz Słowian nie był kalendarzem księżycowym, a księżycowo-słonecznym.</text:span></text:p></office:annotation><text:span text:style-name="T1">Podsumowując, trzynastomiesięczny kalendarz lunarny ustąpił miejsca dwunastomiesięcznemu solarnemu ze względu na większą precyzję tego drugiego. Rozbieżności między różnymi systemami liczenia księżyców świadczą o istniejących od zawsze różnicach i problemach w interpretacji cyklów księżycowych. Równocześnie warto zauważyć, że sam fakt, że dzielimy nasz rok na zbliżone do miesiąca synodycznego okresy jest pewną pamiątką po autochtonicznej tradycji. W końcu równie dobrze moglibyśmy wprowadzić zupełnie inny, czysto matematyczny system, nawet nieoparty jedynie na zmianie astronomicznych pór roku.</text:span></text:p>
      <text:p text:style-name="P6"/>
      <text:p text:style-name="P6"><office:annotation><dc:date>0000-00-00T00:00:00</dc:date><text:p text:style-name="P16"><text:span text:style-name="T6">No chyba nie za bardzo byłaby czczona skoro Słowianie największą cześć oddawali Swarogowi, którego imię wywodzi się od staroindyjskiego "svarga" - niebo, niebiański, a także od "svar-ga" - słoneczna droga.</text:span></text:p></office:annotation><text:span text:style-name="T1">Księżniczka Luna miała pecha, </text:span><text:span text:style-name="T3">ż</text:span><text:span text:style-name="T1">e przyszła na świat w jakiejś cukierkowej i niewdzięcznej Equestrii, gdzie kucyki nie miały pojęcia o wspaniałych tajemnicach nocy. Gdyby pojawiła się w świecie dawnych Słowian, ci doceniliby jej postać i pracę. Nie stałaby się z zawiści Nightmare Moon, nikt nie zostałby wygnany, a Klejnoty Harmonii kurzyłyby się na muzealnej półce.</text:span></text:p>
      <text:p text:style-name="P5"/>
      <text:p text:style-name="P6"><text:span text:style-name="T1">Chociaż... jakby zareagowała Celestia na wieść, że młodsza siostra jest ważniejsza dla poddanych?</text:span></text:p>
      <text:p text:style-name="P8"/>
      <text:p text:style-name="P6"><text:span text:style-name="T4">Powyższy tekst jest skucykowaną wersją mojej pracy zaliczeniowej na koniec IV roku studiów. Tekst naukowy przerobiłem na popularnonaukowy, usuwając przypisy i łagodząc język. Osoby zainteresowane pierwotną formą artykułu są proszone o kontakt mailowy.</text:span></text:p>
      <text:p text:style-name="P8"/>
      <text:p text:style-name="P12"/>
      <text:p text:style-name="P3"/>
      <text:p text:style-name="P2"><text:span text:style-name="T3">Zdjęcie: </text:span><text:a xlink:type="simple" xlink:href="http://sta.sh/0ahsg58tph7" text:style-name="Internet_20_link" text:visited-style-name="Visited_20_Internet_20_Link"><text:span text:style-name="T5">Link</text:span></text:a></text:p>
      <text:p text:style-name="P3"/>
      <text:p text:style-name="P2"><text:span text:style-name="T3">Opis autora: </text:span>Srebrny zestaw biżuterii ze skarbu w Ciechanowie,druga połowa X wiek n.e. Za: Andrzej Buko „Archeologia Polski Wczesnośredniowiecznej”, Warszawa 2006, fot. T. Nowakiewic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5T02:49:16.293000000</dc:date>
    <meta:editing-duration>PT19M56S</meta:editing-duration>
    <meta:document-statistic meta:table-count="0" meta:image-count="0" meta:object-count="0" meta:page-count="4" meta:paragraph-count="39" meta:word-count="1699" meta:character-count="11839" meta:non-whitespace-character-count="10172"/>
  </office:meta>
</office:document-meta>
</file>